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910e25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5b53b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763656" officeooo:paragraph-rsid="00910e25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7d894b" officeooo:paragraph-rsid="007d894b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7d894b" officeooo:paragraph-rsid="007d894b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1ae3ab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9237" officeooo:paragraph-rsid="007cd31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officeooo:paragraph-rsid="0044707e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1" officeooo:rsid="008283a2" officeooo:paragraph-rsid="008283a2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f472b" officeooo:paragraph-rsid="008283a2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f472b" officeooo:paragraph-rsid="0093321b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1" officeooo:rsid="006f472b" officeooo:paragraph-rsid="007332d7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officeooo:rsid="006d9fe2" officeooo:paragraph-rsid="008283a2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1" officeooo:rsid="006d9fe2" officeooo:paragraph-rsid="006d9fe2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d9fe2" officeooo:paragraph-rsid="008283a2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1" fo:font-weight="bold" officeooo:rsid="007332d7" officeooo:paragraph-rsid="007332d7" style:font-weight-asian="bold" style:font-weight-complex="bold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1" officeooo:rsid="007332d7" officeooo:paragraph-rsid="007332d7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1" officeooo:rsid="0091d858" officeooo:paragraph-rsid="0091d858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1" officeooo:rsid="008e8639" officeooo:paragraph-rsid="008e8639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93321b" officeooo:paragraph-rsid="0093321b"/>
    </style:style>
    <style:style style:name="P27" style:family="paragraph" style:parent-style-name="Standard" style:list-style-name="L3">
      <style:text-properties officeooo:paragraph-rsid="007738fa"/>
    </style:style>
    <style:style style:name="P28" style:family="paragraph" style:parent-style-name="Standard" style:list-style-name="L3">
      <style:text-properties officeooo:paragraph-rsid="0073ef8a"/>
    </style:style>
    <style:style style:name="P29" style:family="paragraph" style:parent-style-name="Standard" style:list-style-name="L3">
      <style:text-properties officeooo:paragraph-rsid="006f472b"/>
    </style:style>
    <style:style style:name="P30" style:family="paragraph" style:parent-style-name="Standard" style:list-style-name="L3">
      <style:text-properties officeooo:paragraph-rsid="007332d7"/>
    </style:style>
    <style:style style:name="P31" style:family="paragraph" style:parent-style-name="Standard" style:list-style-name="L3">
      <style:text-properties officeooo:rsid="0088d743" officeooo:paragraph-rsid="0088d743"/>
    </style:style>
    <style:style style:name="P32" style:family="paragraph" style:parent-style-name="Standard" style:list-style-name="L3">
      <style:text-properties officeooo:rsid="007332d7" officeooo:paragraph-rsid="007332d7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752423" officeooo:paragraph-rsid="008e8639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8e8639" officeooo:paragraph-rsid="008e86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8283a2" style:font-weight-asian="bold" style:font-weight-complex="bold"/>
    </style:style>
    <style:style style:name="T7" style:family="text">
      <style:text-properties fo:font-weight="bold" officeooo:rsid="007be91d" style:font-weight-asian="bold" style:font-weight-complex="bold"/>
    </style:style>
    <style:style style:name="T8" style:family="text">
      <style:text-properties fo:font-weight="bold" officeooo:rsid="007cd31e" style:font-weight-asian="bold" style:font-weight-complex="bold"/>
    </style:style>
    <style:style style:name="T9" style:family="text">
      <style:text-properties fo:font-weight="bold" officeooo:rsid="006d9fe2" style:font-weight-asian="bold" style:font-weight-complex="bold"/>
    </style:style>
    <style:style style:name="T10" style:family="text">
      <style:text-properties officeooo:rsid="0044707e"/>
    </style:style>
    <style:style style:name="T11" style:family="text">
      <style:text-properties fo:font-weight="normal" officeooo:rsid="0019eb27" style:font-weight-asian="normal" style:font-weight-complex="normal"/>
    </style:style>
    <style:style style:name="T12" style:family="text">
      <style:text-properties style:text-line-through-style="none" style:text-line-through-type="none" style:font-name="DejaVu Sans Condensed1"/>
    </style:style>
    <style:style style:name="T13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79b47f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55b53b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7a4e49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7cd31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7d894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8283a2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86cb6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719a60" style:font-size-asian="12pt" style:font-weight-asian="normal" style:font-name-complex="DejaVu Sans Condensed2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3ef8a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7738fa" style:font-size-asian="12pt" style:font-weight-asian="normal" style:font-name-complex="DejaVu Sans Condensed2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8341b0" style:font-size-asian="12pt" style:font-weight-asian="normal" style:font-name-complex="DejaVu Sans Condensed2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8a9b26" style:font-size-asian="12pt" style:font-weight-asian="normal" style:font-name-complex="DejaVu Sans Condensed2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8bd12b" style:font-size-asian="12pt" style:font-weight-asian="normal" style:font-name-complex="DejaVu Sans Condensed2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79b47f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55b53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7cd31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7d894b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40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41" style:family="text">
      <style:text-properties style:text-line-through-style="none" style:text-line-through-type="none" style:font-name="DejaVu Sans Condensed1" fo:font-size="12pt" officeooo:rsid="0055b53b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style="normal" fo:font-weight="bold" officeooo:rsid="00629237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style="normal" fo:font-weight="bold" officeooo:rsid="005ef07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text-line-through-style="none" style:text-line-through-type="none" style:font-name="DejaVu Sans Condensed1" fo:font-size="12pt" fo:font-style="normal" fo:font-weight="bold" officeooo:rsid="00742eb3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text-line-through-style="none" style:text-line-through-type="none" style:font-name="DejaVu Sans Condensed1" fo:font-size="12pt" fo:font-style="normal" fo:font-weight="bold" officeooo:rsid="00763656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text-line-through-style="none" style:text-line-through-type="none" style:font-name="DejaVu Sans Condense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DejaVu Sans Condensed1" fo:font-size="12pt" fo:font-style="normal" fo:font-weight="normal" officeooo:rsid="005ef071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DejaVu Sans Condensed1" fo:font-size="12pt" fo:font-style="normal" fo:font-weight="normal" officeooo:rsid="00629237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style:font-name="DejaVu Sans Condensed1" fo:font-size="12pt" fo:font-style="normal" fo:font-weight="normal" officeooo:rsid="00742eb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DejaVu Sans Condensed1" fo:font-size="12pt" fo:font-style="normal" fo:font-weight="normal" officeooo:rsid="008e8639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style:font-name="DejaVu Sans Condensed1" fo:font-size="12pt" fo:font-style="normal" fo:font-weight="normal" officeooo:rsid="00902058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1" fo:font-size="12pt" fo:font-style="normal" fo:font-weight="normal" officeooo:rsid="00763656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1" fo:font-size="12pt" fo:font-style="normal" style:font-size-asian="12pt" style:font-style-asian="normal" style:font-size-complex="12pt" style:font-style-complex="normal"/>
    </style:style>
    <style:style style:name="T55" style:family="text">
      <style:text-properties style:text-line-through-style="none" style:text-line-through-type="none" style:font-name="DejaVu Sans Condensed1" fo:font-size="12pt" fo:font-style="normal" officeooo:rsid="005ef071" style:font-size-asian="12pt" style:font-style-asian="normal" style:font-size-complex="12pt" style:font-style-complex="normal"/>
    </style:style>
    <style:style style:name="T56" style:family="text">
      <style:text-properties style:text-line-through-style="none" style:text-line-through-type="none" style:font-name="DejaVu Sans Condensed1" officeooo:rsid="007332d7"/>
    </style:style>
    <style:style style:name="T57" style:family="text">
      <style:text-properties style:text-line-through-style="none" style:text-line-through-type="none" style:font-name="DejaVu Sans Condensed1" officeooo:rsid="006d9fe2"/>
    </style:style>
    <style:style style:name="T58" style:family="text">
      <style:text-properties style:text-line-through-style="none" style:text-line-through-type="none" style:font-name="DejaVu Sans Condensed1" officeooo:rsid="006f472b"/>
    </style:style>
    <style:style style:name="T59" style:family="text">
      <style:text-properties officeooo:rsid="006a6890"/>
    </style:style>
    <style:style style:name="T60" style:family="text">
      <style:text-properties officeooo:rsid="006d9fe2"/>
    </style:style>
    <style:style style:name="T61" style:family="text">
      <style:text-properties fo:font-size="12pt" fo:font-weight="bold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6b025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55108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44707e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7ed986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8283a2" style:font-size-asian="12pt" style:font-weight-asian="bold" style:font-size-complex="12pt" style:font-weight-complex="bold"/>
    </style:style>
    <style:style style:name="T67" style:family="text">
      <style:text-properties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6a6890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719a60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44707e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455108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8283a2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7ed986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7fa5a0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811ec3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6b025b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661c15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71407b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84f2c6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93321b" style:font-size-asian="12pt" style:font-weight-asian="normal" style:font-size-complex="12pt" style:font-weight-complex="normal"/>
    </style:style>
    <style:style style:name="T81" style:family="text">
      <style:text-properties officeooo:rsid="00719a60"/>
    </style:style>
    <style:style style:name="T82" style:family="text">
      <style:text-properties officeooo:rsid="007332d7"/>
    </style:style>
    <style:style style:name="T83" style:family="text">
      <style:text-properties officeooo:rsid="007be91d"/>
    </style:style>
    <style:style style:name="T84" style:family="text">
      <style:text-properties officeooo:rsid="006700b0"/>
    </style:style>
    <style:style style:name="T85" style:family="text">
      <style:text-properties officeooo:rsid="0084f2c6"/>
    </style:style>
    <style:style style:name="T86" style:family="text">
      <style:text-properties style:font-name="DejaVu Sans Condensed1" fo:font-size="12pt" fo:font-weight="bold" officeooo:rsid="0088d743" style:font-size-asian="12pt" style:font-weight-asian="bold" style:font-size-complex="12pt" style:font-weight-complex="bold"/>
    </style:style>
    <style:style style:name="T8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8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89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90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91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92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93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6">202</text:span><text:span text:style-name="T87"> - </text:span><text:span text:style-name="T86">Ground</text:span><text:span text:style-name="T88"> - </text:span><text:span text:style-name="T89">Pre</text:span><text:span text:style-name="T90">f</text:span><text:span text:style-name="T91">light,</text:span><text:span text:style-name="T92"> </text:span><text:span text:style-name="T93">Performance Limits</text:span></text:p>
      <text:p text:style-name="P4"/>
      <text:p text:style-name="P2"><text:span text:style-name="T10">Preflight</text:span> (<text:span text:style-name="T10">after cold start or from </text:span>hot start)</text:p>
      <text:list xml:id="list3693787545" text:style-name="L1">
        <text:list-item>
          <text:p text:style-name="P6"><text:span text:style-name="T43">A</text:span><text:span text:style-name="T44">ll remaining CB switches</text:span><text:span text:style-name="T48"> </text:span><text:span text:style-name="T49">... </text:span><text:span text:style-name="T43">O</text:span><text:span text:style-name="T46">N</text:span><text:span text:style-name="T49"> </text:span><text:span text:style-name="T45">except</text:span><text:span text:style-name="T53">:</text:span></text:p>
          <text:list>
            <text:list-item>
              <text:p text:style-name="P6"><text:span text:style-name="T45">DROP TANKS</text:span><text:span text:style-name="T50"> (unless carrying drop tanks)</text:span></text:p>
            </text:list-item>
            <text:list-item>
              <text:p text:style-name="P9"><text:span text:style-name="T45">E</text:span><text:span text:style-name="T42">MERG. RSBN</text:span><text:span text:style-name="T54"> </text:span></text:p>
            </text:list-item>
            <text:list-item>
              <text:p text:style-name="P9"><text:span text:style-name="T44">CONNECTION IFF</text:span><text:span text:style-name="T55"> </text:span></text:p>
            </text:list-item>
          </text:list>
        </text:list-item>
        <text:list-item>
          <text:p text:style-name="P10"><text:span text:style-name="T41">L</text:span><text:span text:style-name="T40">ights:</text:span></text:p>
          <text:list>
            <text:list-item>
              <text:p text:style-name="P7"><text:span text:style-name="T38">Instrument/cockpit flood lighting </text:span><text:span text:style-name="T37">and color</text:span><text:span text:style-name="T16"> ... </text:span><text:span text:style-name="T19">L</text:span><text:span text:style-name="T18">eft wall behind throttle</text:span><text:span text:style-name="T21"> (L-39ZA) or left console forward (L-39C)</text:span></text:p>
            </text:list-item>
            <text:list-item>
              <text:p text:style-name="P7"><text:span text:style-name="T38">Nav</text:span><text:span text:style-name="T36"> lights</text:span><text:span text:style-name="T16"> ... </text:span><text:span text:style-name="T19">R</text:span><text:span text:style-name="T16">ight console</text:span><text:span text:style-name="T14"> </text:span><text:span text:style-name="T17">middle</text:span></text:p>
            </text:list-item>
            <text:list-item>
              <text:p text:style-name="P11"><text:span text:style-name="T36">L</text:span><text:span text:style-name="T32">anding/Taxi lights</text:span><text:span text:style-name="T13"> ... Left canopy rail forward, below canopy lock lever</text:span></text:p>
            </text:list-item>
          </text:list>
        </text:list-item>
        <text:list-item>
          <text:p text:style-name="P12"><text:span text:style-name="T3">R</text:span><text:span text:style-name="T2">adar </text:span><text:span text:style-name="T4">A</text:span><text:span text:style-name="T2">ltimeter</text:span><text:span text:style-name="T11"> ... </text:span><text:span text:style-name="T5">Set bug a</text:span><text:span text:style-name="T2">s desired</text:span></text:p>
        </text:list-item>
      </text:list>
      <text:list xml:id="list2764283114" text:style-name="L2">
        <text:list-item>
          <text:list>
            <text:list-item>
              <text:p text:style-name="P13"><text:span text:style-name="T59">R</text:span><text:span text:style-name="T83">eset </text:span><text:span text:style-name="T7">Radio Altimeter warning </text:span><text:span text:style-name="T8">tone</text:span><text:span text:style-name="T84"> </text:span><text:span text:style-name="T83">by running altitude bug down to zero, then back up</text:span><text:span text:style-name="T85">.</text:span></text:p>
            </text:list-item>
          </text:list>
        </text:list-item>
      </text:list>
      <text:list xml:id="list84424296040765" text:continue-list="list3693787545" text:style-name="L1">
        <text:list-item>
          <text:p text:style-name="P8"><text:span text:style-name="T33">PITOT </text:span><text:span text:style-name="T34">HEATING</text:span><text:span text:style-name="T33"> button</text:span><text:span text:style-name="T34">s</text:span><text:span text:style-name="T14"> ... </text:span><text:span text:style-name="T35">As needed</text:span><text:span text:style-name="T15">, both STAND-BY and MAIN </text:span><text:span text:style-name="T14">(left</text:span><text:span text:style-name="T15"> console </text:span><text:span text:style-name="T20">behind</text:span><text:span text:style-name="T15"> throttle)</text:span></text:p>
        </text:list-item>
        <text:list-item>
          <text:p text:style-name="P14"><text:span text:style-name="T63">R</text:span><text:span text:style-name="T64">adios</text:span><text:span text:style-name="T70"> ... </text:span><text:span text:style-name="T63">As needed</text:span><text:span text:style-name="T71"> (</text:span><text:span text:style-name="T68">see other page for radio tuning)</text:span></text:p>
        </text:list-item>
      </text:list>
      <text:p text:style-name="P3"/>
      <text:p text:style-name="P1">Performance limits</text:p>
      <text:list xml:id="list3483451266" text:style-name="L3">
        <text:list-item>
          <text:p text:style-name="P27"><text:span text:style-name="T39">F</text:span><text:span text:style-name="T23">uel: </text:span><text:span text:style-name="T28">980 kg/</text:span><text:span text:style-name="T24">2161</text:span><text:span text:style-name="T23"> lbs</text:span><text:span text:style-name="T28"> </text:span><text:span text:style-name="T23">internal</text:span></text:p>
          <text:list>
            <text:list-item>
              <text:p text:style-name="P27"><text:span text:style-name="T23">W</text:span><text:span text:style-name="T27">ith 2x 150 L fuel tanks (</text:span><text:span text:style-name="T28">116 kg/</text:span><text:span text:style-name="T27">256 lbs</text:span><text:span text:style-name="T28"> </text:span><text:span text:style-name="T27">each, </text:span><text:span text:style-name="T28">233 kg/</text:span><text:span text:style-name="T27">513 lbs total) = </text:span><text:span text:style-name="T28">1212 kg/</text:span><text:span text:style-name="T27">2673 lbs</text:span></text:p>
            </text:list-item>
            <text:list-item>
              <text:p text:style-name="P28"><text:span text:style-name="T23">W</text:span><text:span text:style-name="T27">ith 2x 3</text:span><text:span text:style-name="T29">5</text:span><text:span text:style-name="T27">0 L fuel tanks (</text:span><text:span text:style-name="T28">271 kg/</text:span><text:span text:style-name="T27">598 lbs each, </text:span><text:span text:style-name="T28">542 kg/</text:span><text:span text:style-name="T27">1196 lbs total) = </text:span><text:span text:style-name="T28">1523/</text:span><text:span text:style-name="T27">3357 lbs</text:span></text:p>
            </text:list-item>
            <text:list-item>
              <text:p text:style-name="P29"><text:span text:style-name="T25">Fuel flow at full </text:span><text:span text:style-name="T26">mil power</text:span><text:span text:style-name="T25"> at sea level</text:span><text:span text:style-name="T26">/ISA</text:span><text:span text:style-name="T25"> is approx </text:span><text:span text:style-name="T28">1202 kg/</text:span><text:span text:style-name="T24">2650</text:span><text:span text:style-name="T25"> lbs</text:span><text:span text:style-name="T28"> per </text:span><text:span text:style-name="T25">hr.</text:span></text:p>
            </text:list-item>
            <text:list-item>
              <text:p text:style-name="P31"><text:span text:style-name="T25">E</text:span><text:span text:style-name="T22">ndurance (sea level</text:span><text:span text:style-name="T30">, ISA</text:span><text:span text:style-name="T22">, mil power): </text:span><text:span text:style-name="T31">0h</text:span><text:span text:style-name="T22">49</text:span><text:span text:style-name="T31">m</text:span><text:span text:style-name="T22"> on internal fuel, </text:span><text:span text:style-name="T31">1h0m</text:span><text:span text:style-name="T22"> with 2x 150 L tanks, 1h16m with 2x 350 L tanks</text:span></text:p>
            </text:list-item>
          </text:list>
        </text:list-item>
        <text:list-item>
          <text:p text:style-name="P15">Speeds:</text:p>
          <text:list>
            <text:list-item>
              <text:p text:style-name="P16"><text:span text:style-name="T65">Max allowed speed:</text:span><text:span text:style-name="T73"> Mach 0.</text:span><text:span text:style-name="T74">80, 900kph;</text:span><text:span text:style-name="T73"> airbrakes will extend automatically between Mach 0.76-0.80</text:span><text:span text:style-name="T75">, which is just before </text:span><text:span text:style-name="T72">the ailerons rip off</text:span></text:p>
            </text:list-item>
            <text:list-item>
              <text:p text:style-name="P17"><text:span text:style-name="T77">Tested max </text:span><text:span text:style-name="T72">level </text:span><text:span text:style-name="T77">speed at sea level in ISA conditions, no </text:span><text:span text:style-name="T78">weapons</text:span><text:span text:style-name="T80">:</text:span></text:p>
              <text:list>
                <text:list-item>
                  <text:p text:style-name="P26"><text:span text:style-name="T78">L</text:span><text:span text:style-name="T67">-39ZA: 719 kph / 388 kts / Mach 0.58 (same speed)</text:span></text:p>
                </text:list-item>
                <text:list-item>
                  <text:p text:style-name="P17"><text:span text:style-name="T78">L-39</text:span><text:span text:style-name="T80">C</text:span><text:span text:style-name="T77">:</text:span><text:span text:style-name="T67"> </text:span><text:span text:style-name="T80">719 kph / 388 kts / Mach 0.58 (same speed)</text:span></text:p>
                </text:list-item>
              </text:list>
            </text:list-item>
            <text:list-item>
              <text:p text:style-name="P16"><text:span text:style-name="T62">Best climb speed:</text:span><text:span text:style-name="T76"> </text:span><text:span text:style-name="T67">350</text:span><text:span text:style-name="T76"> k</text:span><text:span text:style-name="T79">ph</text:span></text:p>
            </text:list-item>
            <text:list-item>
              <text:p text:style-name="P19"><text:span text:style-name="T1">Landing gear</text:span><text:span text:style-name="T6"> down</text:span><text:span text:style-name="T1">:</text:span> <text:s/><text:span text:style-name="T69">340 kph</text:span></text:p>
            </text:list-item>
            <text:list-item>
              <text:p text:style-name="P21"><text:span text:style-name="T66">Flaps (any position):</text:span><text:span text:style-name="T72"> 310 kph</text:span></text:p>
            </text:list-item>
            <text:list-item>
              <text:p text:style-name="P16"><text:span text:style-name="T66">Landing configuration </text:span><text:span text:style-name="T65">s</text:span><text:span text:style-name="T61">tall speed</text:span><text:span text:style-name="T66">:</text:span><text:span text:style-name="T67"> </text:span><text:span text:style-name="T73">145 kph</text:span></text:p>
            </text:list-item>
            <text:list-item>
              <text:p text:style-name="P20">Elevator trim use: 700 kph</text:p>
            </text:list-item>
            <text:list-item>
              <text:p text:style-name="P19">Wheel brakes: 190 kph</text:p>
            </text:list-item>
          </text:list>
        </text:list-item>
        <text:list-item>
          <text:p text:style-name="P20">Inverted flight: 20 secs, followed by at least 20 secs right-side-up</text:p>
        </text:list-item>
        <text:list-item>
          <text:p text:style-name="P20">Maximum crosswind for takeoff and landing: 10 m/s<text:span text:style-name="T81">/</text:span>19.4 kts</text:p>
        </text:list-item>
        <text:list-item>
          <text:p text:style-name="P20">Engine power and modes:</text:p>
          <text:list>
            <text:list-item>
              <text:p text:style-name="P18">Max altitude with anti-ice: 8<text:span text:style-name="T82">,</text:span>000 m</text:p>
            </text:list-item>
            <text:list-item>
              <text:p text:style-name="P22">Takeoff power:</text:p>
              <text:list>
                <text:list-item>
                  <text:p text:style-name="P23">T<text:span text:style-name="T60">ime: </text:span><text:span text:style-name="T9">20 min</text:span></text:p>
                </text:list-item>
                <text:list-item>
                  <text:p text:style-name="P24">RPM: 106.8%</text:p>
                </text:list-item>
                <text:list-item>
                  <text:p text:style-name="P23">EGT max u<text:span text:style-name="T60">p to 8</text:span>,<text:span text:style-name="T60">000 m: 685 C without anti-ice, 705 C with anti-ic</text:span>e</text:p>
                </text:list-item>
                <text:list-item>
                  <text:p text:style-name="P30"><text:span text:style-name="T56">EGT max a</text:span><text:span text:style-name="T57">bove 8</text:span><text:span text:style-name="T56">,</text:span><text:span text:style-name="T57">000 m</text:span><text:span text:style-name="T56">:</text:span><text:span text:style-name="T57"> 715 C </text:span><text:span text:style-name="T58">without anti-ice</text:span></text:p>
                </text:list-item>
                <text:list-item>
                  <text:p text:style-name="P32"><text:span text:style-name="T57">C</text:span><text:span text:style-name="T12">eiling: 10,000 m</text:span></text:p>
                </text:list-item>
              </text:list>
            </text:list-item>
            <text:list-item>
              <text:p text:style-name="P22">Max continuous</text:p>
              <text:list>
                <text:list-item>
                  <text:p text:style-name="P23">Time: <text:span text:style-name="T1">Unlimited</text:span></text:p>
                </text:list-item>
                <text:list-item>
                  <text:p text:style-name="P24">RPM: 103.2%</text:p>
                </text:list-item>
                <text:list-item>
                  <text:p text:style-name="P23">EGT max: 650 C without anti-ice, 670 C with anti-ice</text:p>
                </text:list-item>
                <text:list-item>
                  <text:p text:style-name="P23">Ceiling: 12,000 m</text:p>
                </text:list-item>
              </text:list>
            </text:list-item>
            <text:list-item>
              <text:p text:style-name="P23">On ground</text:p>
              <text:list>
                <text:list-item>
                  <text:p text:style-name="P23">Max EGT: 660 C; continuous: 625 C</text:p>
                </text:list-item>
              </text:list>
            </text:list-item>
            <text:list-item>
              <text:p text:style-name="P25">Automatic EGT limiter:</text:p>
              <text:list>
                <text:list-item>
                  <text:p text:style-name="P33"><text:span text:style-name="T47">RT-12 system is an automatic EGT (JPT) limiter.</text:span><text:span text:style-name="T51"> <text:s/>If on, and EGT reaches 700+/-15 deg C, fuel supply is automatically limited to prevent increasing temperature.</text:span></text:p>
                </text:list-item>
                <text:list-item>
                  <text:p text:style-name="P34"><text:span text:style-name="T51">I</text:span><text:span text:style-name="T47">f EGT exceeds 730+/-15 deg C, JPT 730 deg C indicator comes on. <text:s/>If on ground, or if in the air then upon touchdown, engine will be shut down automatically.</text:span></text:p>
                </text:list-item>
                <text:list-item>
                  <text:p text:style-name="P33"><text:span text:style-name="T48">R</text:span><text:span text:style-name="T47">T-12 CB switch </text:span><text:span text:style-name="T51">is on </text:span><text:span text:style-name="T47">right console just forward of rear CB panel</text:span><text:span text:style-name="T52"> (default cold spawn is ON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7H33M10S</meta:editing-duration>
    <meta:editing-cycles>108</meta:editing-cycles>
    <meta:generator>LibreOffice/7.0.3.1$Windows_X86_64 LibreOffice_project/d7547858d014d4cf69878db179d326fc3483e082</meta:generator>
    <dc:date>2022-11-19T08:40:19.929000000</dc:date>
    <meta:document-statistic meta:table-count="0" meta:image-count="0" meta:object-count="0" meta:page-count="1" meta:paragraph-count="52" meta:word-count="494" meta:character-count="2577" meta:non-whitespace-character-count="2179"/>
  </office:meta>
</office:document-meta>
</file>